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text-properties officeooo:rsid="00062fd4" officeooo:paragraph-rsid="00062fd4"/>
    </style:style>
    <style:style style:name="P3" style:family="paragraph" style:parent-style-name="Standard" style:master-page-name="Standard">
      <style:paragraph-properties fo:margin-top="0cm" fo:margin-bottom="0.353cm" style:contextual-spacing="false" fo:line-height="115%" fo:text-align="center" style:justify-single-word="false" style:page-number="auto"/>
    </style:style>
    <style:style style:name="T1" style:family="text">
      <style:text-properties style:font-name="Calibri" fo:font-size="18pt" fo:language="en" fo:country="none" style:text-underline-style="solid" style:text-underline-width="auto" style:text-underline-color="font-color" fo:font-weight="bold" style:font-size-asian="18pt" style:font-weight-asian="bold"/>
    </style:style>
    <style:style style:name="T2" style:family="text">
      <style:text-properties style:font-name="Calibri" fo:font-size="12pt" fo:language="en" fo:country="none" style:text-underline-style="solid" style:text-underline-width="auto" style:text-underline-color="font-color" fo:font-weight="bold" style:font-size-asian="12pt" style:font-weight-asian="bold"/>
    </style:style>
    <style:style style:name="T3" style:family="text">
      <style:text-properties style:font-name="Calibri" fo:font-size="12pt" fo:language="en" fo:country="none" style:text-underline-style="none" fo:font-weight="normal" style:font-size-asian="12pt" style:font-weight-asian="normal"/>
    </style:style>
    <style:style style:name="T4" style:family="text">
      <style:text-properties style:font-name="Calibri" fo:font-size="12pt" fo:language="en" fo:country="none" style:text-underline-style="none" fo:font-weight="normal" officeooo:rsid="00062fd4" style:font-size-asian="12pt" style:font-weight-asian="normal"/>
    </style:style>
    <style:style style:name="T5"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ODING WEBSITE</text:span></text:p>
      <text:p text:style-name="P1"><text:span text:style-name="T2">GROUP MEMBERS:</text:span></text:p>
      <text:p text:style-name="P1"><text:span text:style-name="T3">JANVI JATAKIA</text:span></text:p>
      <text:p text:style-name="P1"><text:span text:style-name="T3">ROHIT NAIK</text:span></text:p>
      <text:p text:style-name="P1"><text:span text:style-name="T3">KAUSHIK PAI</text:span></text:p>
      <text:p text:style-name="P1"><text:span text:style-name="T2">ABSTRACT:</text:span><text:span text:style-name="T3">This project is a complete website for the people with coding skills and the ones eagerly waiting to learn coding.The users can learn basics about the language in which they will be coding and start writing their codes.These codes are compiled and run online and the user can easily get outputs and errors regarding the same.</text:span></text:p>
      <text:p text:style-name="P1"><text:span text:style-name="T2">FEATURES:</text:span></text:p>
      <text:p text:style-name="P1"><text:span text:style-name="T3">1.The website will have an online compiler for the code without any need to download any compilers on your machine.</text:span></text:p>
      <text:p text:style-name="P1"><text:span text:style-name="T3">2.Documentation of the language,code snippets and books downloading feature is available.</text:span></text:p>
      <text:p text:style-name="P1"><text:span text:style-name="T3">3.Quizes for testing the coding and language skills of the user.</text:span></text:p>
      <text:p text:style-name="P1"><text:span text:style-name="T3">4.The user have to be registered for using all the above features.So a seperate login page using userid and password.Password forget option to recover your password by the user getting an email containing the same.</text:span></text:p>
      <text:p text:style-name="P1"><text:span text:style-name="T3">5. Signup page for new users.</text:span></text:p>
      <text:p text:style-name="P1"><text:span text:style-name="T2">PURPOSE:</text:span></text:p>
      <text:p text:style-name="P1"><text:span text:style-name="T3">1.For making learning easy.</text:span></text:p>
      <text:p text:style-name="P1"><text:span text:style-name="T3">2.No need to download and install various compilers on your machine to execute your codes.</text:span></text:p>
      <text:p text:style-name="P1"><text:span text:style-name="T3">3.Everything under one roof so no need to surf different sites.</text:span></text:p>
      <text:p text:style-name="P1"><text:span text:style-name="T2">FUTURE SCOPE:</text:span></text:p>
      <text:p text:style-name="P1"><text:span text:style-name="T3">1.Question -Answers Forum for asking the doubts of user to other users.</text:span></text:p>
      <text:p text:style-name="P1"><text:soft-page-break/><text:span text:style-name="T3">2.Uploading the codes and any other related posts o</text:span><text:span text:style-name="T4">n</text:span><text:span text:style-name="T3"> the site by the user.</text:span></text:p>
      <text:p text:style-name="P1"><text:span text:style-name="T2">TECHNOLOGY:</text:span></text:p>
      <text:p text:style-name="P1"><text:span text:style-name="T3">1.HTML and CSS for interface designing.</text:span></text:p>
      <text:p text:style-name="P2"><text:span text:style-name="T3">2. JAVASCRIPT for <text:s/>Data Validation.</text:span></text:p>
      <text:p text:style-name="P2"><text:span text:style-name="T3">3.PHP for client-server Interaction.</text:span></text:p>
      <text:p text:style-name="P2"><text:span text:style-name="T3">4.Jquery for better UI</text:span></text:p>
      <text:p text:style-name="P2"><text:span text:style-name="T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03T09:17:59.567771289</dc:date>
    <meta:document-statistic meta:table-count="0" meta:image-count="0" meta:object-count="0" meta:page-count="2" meta:paragraph-count="24" meta:word-count="229" meta:character-count="1405" meta:non-whitespace-character-count="1199"/>
    <meta:generator>LibreOffice/4.2.7.2$Linux_X86_64 LibreOffice_project/420m0$Build-2</meta:generator>
  </office:meta>
</office:document-meta>
</file>